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Pictures/10000201000000EF000000F215A65A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2.577cm" fo:min-width="11.057cm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 fo:min-height="6.845cm" fo:min-width="6.595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12.577cm" fo:min-width="9.0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2.827cm" svg:x="-9.049cm" svg:y="-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10.033cm" svg:x="14.58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525cm" svg:height="12.827cm" svg:x="3.921cm" svg:y="-0.39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23cm" svg:height="6.402cm" svg:x="16.494cm" svg:y="3.361cm">
          <draw:image xlink:href="Pictures/10000201000000EF000000F215A65A45.png" xlink:type="simple" xlink:show="embed" xlink:actuate="onLoad">
            <text:p/>
          </draw:image>
        </draw:frame>
        <draw:frame draw:style-name="gr4" draw:text-style-name="P1" draw:layer="layout" svg:width="4.312cm" svg:height="9.445cm" svg:x="6.461cm" svg:y="1.334cm">
          <draw:image xlink:href="Pictures/10000201000000A3000001653FB9EB78.png" xlink:type="simple" xlink:show="embed" xlink:actuate="onLoad">
            <text:p/>
          </draw:image>
        </draw:frame>
        <draw:frame draw:style-name="gr4" draw:text-style-name="P1" draw:layer="layout" svg:width="11.667cm" svg:height="7.645cm" svg:x="-9.049cm" svg:y="2.626cm">
          <draw:image xlink:href="Pictures/10000201000001B9000001213FB27A05.png" xlink:type="simple" xlink:show="embed" xlink:actuate="onLoad">
            <text:p/>
          </draw:image>
        </draw:frame>
        <draw:line draw:style-name="gr5" draw:text-style-name="P1" draw:layer="layout" svg:x1="19.669cm" svg:y1="14.335cm" svg:x2="-3.318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9:49:17.808905228</meta:creation-date>
    <dc:date>2017-03-25T19:56:37.177950348</dc:date>
    <meta:editing-duration>PT7M18S</meta:editing-duration>
    <meta:editing-cycles>2</meta:editing-cycles>
    <meta:generator>LibreOffice/4.3.3.2$Linux_X86_64 LibreOffice_project/430m0$Build-2</meta:generator>
    <meta:document-statistic meta:object-count="7"/>
  </office:meta>
</office:document-meta>
</file>